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D000000398405A8A3DDA502ED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0.0898in" svg:y="-0.4528in" svg:width="7.0118in" svg:height="5.5583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.0319in" svg:y="4.9646in" svg:width="5.9819in" svg:height="4.9264in" draw:z-index="0"><draw:image xlink:href="Pictures/10000000000004D000000398405A8A3DDA502EDD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07:17.002837716</meta:creation-date>
    <dc:date>2018-02-10T15:31:22.588844414</dc:date>
    <meta:editing-duration>PT5M58S</meta:editing-duration>
    <meta:editing-cycles>3</meta:editing-cycles>
    <meta:generator>LibreOffice/6.0.0.3$Linux_X86_64 LibreOffice_project/00m0$Build-3</meta:generator>
    <meta:print-date>2018-02-10T15:31:36.344762097</meta:print-date>
    <meta:document-statistic meta:table-count="0" meta:image-count="1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123.05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75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6"/>
        <table:table-row table:style-name="ro1">
          <table:table-cell office:value-type="string" calcext:value-type="string">
            <text:p>.ST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 C19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notc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vette_cont_resistors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3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disk_cap_5mm_flat_flip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4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  <table:table-cell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 D6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10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 C12</text:p>
          </table:table-cell>
        </table:table-row>
        <table:table-row table:style-name="ro1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  <table:table-cell office:value-type="string" calcext:value-type="string">
            <text:p>TXFMR_EPC19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DMN4060SVT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TSOT-26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1 Q12</text:p>
          </table:table-cell>
        </table:table-row>
        <table:table-row table:style-name="ro1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M_SMAF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 D4 D7 D9</text:p>
          </table:table-cell>
        </table:table-row>
        <table:table-row table:style-name="ro1">
          <table:table-cell office:value-type="string" calcext:value-type="string">
            <text:p>NTR5198NL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23-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 Q2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563-6-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 R27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7 R18 R20 R21 R22 R23 R24 R25</text:p>
          </table:table-cell>
        </table:table-row>
        <table:table-row table:style-name="ro1">
          <table:table-cell office:value-type="string" calcext:value-type="string">
            <text:p>R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 R12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 R16</text:p>
          </table:table-cell>
        </table:table-row>
        <table:table-row table:style-name="ro1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 R31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  <table:table-cell office:value-type="string" calcext:value-type="string">
            <text:p>RESC3216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 R2 R3 R4 R5 R6 R7 R8</text:p>
          </table:table-cell>
        </table:table-row>
        <table:table-row table:style-name="ro1">
          <table:table-cell office:value-type="string" calcext:value-type="string">
            <text:p>Res_3.30k_1%_1608</text:p>
          </table:table-cell>
          <table:table-cell office:value-type="string" calcext:value-type="string">
            <text:p>3.3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 R13</text:p>
          </table:table-cell>
        </table:table-row>
        <table:table-row table:style-name="ro1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  <table:table-cell office:value-type="string" calcext:value-type="string">
            <text:p>diode_10mm.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 D2 D8 D10</text:p>
          </table:table-cell>
        </table:table-row>
        <table:table-row table:style-name="ro1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CAP_VAR3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UUX1E221MNL1GS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CAPAE10X10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 C8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 style:data-style-name="N2" text:time-value="15:28:38.231320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